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unito Sans" svg:font-family="Nunito Sans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style:font-name="Nunito Sans"/>
    </style:style>
    <style:style style:name="P2" style:parent-style-name="lia-paragraph" style:family="paragraph"/>
    <style:style style:name="T3" style:parent-style-name="Absatz-Standardschriftart" style:family="text">
      <style:text-properties style:font-name="Nunito Sans"/>
    </style:style>
    <style:style style:name="T4" style:parent-style-name="Hyperlink" style:family="text">
      <style:text-properties style:font-name="Nunito Sans"/>
    </style:style>
    <style:style style:name="P5" style:parent-style-name="lia-paragraph" style:family="paragraph"/>
    <style:style style:name="T6" style:parent-style-name="Absatz-Standardschriftart" style:family="text">
      <style:text-properties style:font-name="Nunito Sans" fo:language="en" fo:country="US"/>
    </style:style>
    <style:style style:name="T7" style:parent-style-name="Absatz-Standardschriftart" style:family="text">
      <style:text-properties style:font-name="Nunito Sans" fo:language="en" fo:country="US"/>
    </style:style>
    <style:style style:name="T8" style:parent-style-name="Absatz-Standardschriftart" style:family="text">
      <style:text-properties style:font-name="Nunito Sans" fo:language="en" fo:country="US"/>
    </style:style>
    <style:style style:name="T9" style:parent-style-name="Absatz-Standardschriftart" style:family="text">
      <style:text-properties style:font-name="Nunito Sans" fo:language="en" fo:country="US"/>
    </style:style>
    <style:style style:name="T10" style:parent-style-name="Absatz-Standardschriftart" style:family="text">
      <style:text-properties style:font-name="Nunito Sans" fo:language="en" fo:country="US"/>
    </style:style>
    <style:style style:name="T11" style:parent-style-name="Hyperlink" style:family="text">
      <style:text-properties style:font-name="Nunito Sans" fo:language="en" fo:country="US"/>
    </style:style>
    <style:style style:name="T12" style:parent-style-name="Hyperlink" style:family="text">
      <style:text-properties style:font-name="Nunito Sans" fo:language="en" fo:country="US"/>
    </style:style>
    <style:style style:name="T13" style:parent-style-name="Hyperlink" style:family="text">
      <style:text-properties style:font-name="Nunito Sans" fo:language="en" fo:country="US"/>
    </style:style>
    <style:style style:name="P14" style:parent-style-name="lia-paragraph" style:family="paragraph"/>
    <style:style style:name="T15" style:parent-style-name="Absatz-Standardschriftart" style:family="text">
      <style:text-properties style:font-name="Nunito Sans" fo:language="en" fo:country="US"/>
    </style:style>
    <style:style style:name="T16" style:parent-style-name="Hyperlink" style:family="text">
      <style:text-properties style:font-name="Nunito Sans"/>
    </style:style>
    <style:style style:name="P17" style:parent-style-name="lia-paragraph" style:family="paragraph"/>
    <style:style style:name="T18" style:parent-style-name="Absatz-Standardschriftart" style:family="text">
      <style:text-properties style:font-name="Nunito Sans" fo:language="en" fo:country="US"/>
    </style:style>
    <style:style style:name="T19" style:parent-style-name="Hyperlink" style:family="text">
      <style:text-properties style:font-name="Nunito Sans" fo:language="en" fo:country="US"/>
    </style:style>
    <style:style style:name="P20" style:parent-style-name="lia-paragraph" style:family="paragraph"/>
    <style:style style:name="T21" style:parent-style-name="Absatz-Standardschriftart" style:family="text">
      <style:text-properties style:font-name="Nunito Sans"/>
    </style:style>
    <style:style style:name="T22" style:parent-style-name="Hyperlink" style:family="text">
      <style:text-properties style:font-name="Nunito Sans"/>
    </style:style>
    <style:style style:name="T23" style:parent-style-name="Absatz-Standardschriftart" style:family="text">
      <style:text-properties style:font-name="Nunito Sans"/>
    </style:style>
    <style:style style:name="P24" style:parent-style-name="lia-paragraph" style:family="paragraph"/>
    <style:style style:name="T25" style:parent-style-name="Absatz-Standardschriftart" style:family="text">
      <style:text-properties style:font-name="Nunito Sans" fo:language="en" fo:country="US"/>
    </style:style>
    <style:style style:name="T26" style:parent-style-name="Hyperlink" style:family="text">
      <style:text-properties style:font-name="Nunito Sans" fo:language="en" fo:country="US"/>
    </style:style>
    <style:style style:name="T27" style:parent-style-name="Absatz-Standardschriftart" style:family="text">
      <style:text-properties style:font-name="Nunito Sans" fo:language="en" fo:country="US"/>
    </style:style>
    <style:style style:name="P28" style:parent-style-name="lia-paragraph" style:family="paragraph"/>
    <style:style style:name="T29" style:parent-style-name="Absatz-Standardschriftart" style:family="text">
      <style:text-properties style:font-name="Nunito Sans"/>
    </style:style>
    <style:style style:name="T30" style:parent-style-name="Hyperlink" style:family="text">
      <style:text-properties style:font-name="Nunito Sans"/>
    </style:style>
    <style:style style:name="P31" style:parent-style-name="lia-paragraph" style:family="paragraph"/>
    <style:style style:name="T32" style:parent-style-name="Absatz-Standardschriftart" style:family="text">
      <style:text-properties style:font-name="Nunito Sans" fo:language="en" fo:country="US"/>
    </style:style>
    <style:style style:name="T33" style:parent-style-name="Hyperlink" style:family="text">
      <style:text-properties style:font-name="Nunito Sans" fo:language="en" fo:country="US"/>
    </style:style>
    <style:style style:name="P34" style:parent-style-name="lia-paragraph" style:family="paragraph"/>
    <style:style style:name="T35" style:parent-style-name="Absatz-Standardschriftart" style:family="text">
      <style:text-properties style:font-name="Nunito Sans" fo:language="en" fo:country="US"/>
    </style:style>
    <style:style style:name="T36" style:parent-style-name="Hyperlink" style:family="text">
      <style:text-properties style:font-name="Nunito Sans"/>
    </style:style>
  </office:automatic-styles>
  <office:body>
    <office:text text:use-soft-page-breaks="true">
      <text:h text:style-name="P1" text:outline-level="1">Sources<text:s/></text:h>
      <text:list text:style-name="LFO4" text:continue-numbering="true">
        <text:list-item>
          <text:p text:style-name="P2"><text:span text:style-name="T3">Biernacka, Katarzyna; Maik Bierwirth; Petra Buchholz, Dominika Dolzycka; Kerstin Helbig; Janna Neumann; Carolin Odebrecht; Cord Wiljes and Ulrike Wuttke: Train-the-Trainer Concept on Research Data Management. Version 3.0. Berlin, 2020.<text:s/></text:span><text:a xlink:href="https://doi.org/10.5281/zenodo.4071471" office:target-frame-name="_blank" xlink:show="new"><text:span text:style-name="T4">https://doi.org/10.5281/zenodo.4071471</text:span></text:a></text:p>
        </text:list-item>
        <text:list-item>
          <text:p text:style-name="P5"><text:span text:style-name="T6">GO FAIR International Support and Coordination Office (</text:span><text:span text:style-name="T7">2023</text:span><text:span text:style-name="T8">)</text:span><text:span text:style-name="T9">:<text:s/></text:span><text:span text:style-name="T10">FAIR Guiding Principles:<text:s/></text:span><text:a xlink:href="https://www.go-fair.org/" office:target-frame-name="_blank" xlink:show="new"><text:span text:style-name="T11">https:</text:span><text:bookmark-start text:name="_Hlt138760608"/><text:bookmark-start text:name="_Hlt138760609"/><text:span text:style-name="T12">/</text:span><text:bookmark-end text:name="_Hlt138760608"/><text:bookmark-end text:name="_Hlt138760609"/><text:span text:style-name="T13">/www.go-fair.org/</text:span></text:a></text:p>
        </text:list-item>
        <text:list-item>
          <text:p text:style-name="P14"><text:span text:style-name="T15">Friedrich-Alexander-Universität - Universitätsbibliothek (2023): Advantages of Research Data Management.<text:s/></text:span><text:a xlink:href="https://ub.fau.de/en/research/data-and-software-in-research/advantages-of-research-data-management/" office:target-frame-name="_blank" xlink:show="new"><text:span text:style-name="T16">https://ub.fau.de/en/research/data-and-software-in-research/advantages-of-research-data-management/</text:span></text:a></text:p>
        </text:list-item>
        <text:list-item>
          <text:p text:style-name="P17"><text:span text:style-name="T18">Mullendore GL, Mayernik MS and Schuster DC (2021): Open Science Expectations for Simulation-Based Research. Front. Clim. 3:763420.<text:s/></text:span><text:a xlink:href="https://doi.org/10.3389/fclim.2021.763420" office:target-frame-name="_blank" xlink:show="new"><text:span text:style-name="T19">https://doi.org/10.3389/fclim.2021.763420</text:span></text:a></text:p>
        </text:list-item>
        <text:list-item>
          <text:p text:style-name="P20"><text:span text:style-name="T21">Maxi Kindling, Peter Schirmbacher, Elena Simukovic: Forschungsdatenmanagement an Hochschulen: das Beispiel der Humboldt-Universität zu Berlin. LIBREAS. Library Ideas, 23 (2013).<text:s/></text:span><text:a xlink:href="https://doi.org/10.18452/9041" office:target-frame-name="_blank" xlink:show="new"><text:span text:style-name="T22">https://doi.org/10.18452/9041</text:span></text:a><text:span text:style-name="T23"><text:s/></text:span></text:p>
        </text:list-item>
        <text:list-item>
          <text:p text:style-name="P24"><text:span text:style-name="T25">UK Data Service (2023):<text:s/></text:span><text:a xlink:href="https://ukdataservice.ac.uk/learning-hub/research-data-management/" office:target-frame-name="_top" xlink:show="replace"><text:span text:style-name="T26">https://ukdataservice.ac.uk/learning-hub/research-data-management/</text:span></text:a><text:span text:style-name="T27"><text:s/></text:span></text:p>
        </text:list-item>
        <text:list-item>
          <text:p text:style-name="P28"><text:span text:style-name="T29">Universität Konstanz (2023): Informationsplattform forschungsdaten.info.<text:s/></text:span><text:a xlink:href="https://forschungsdaten.info/" office:target-frame-name="_blank" xlink:show="new"><text:span text:style-name="T30">https://forschungsdaten.info/</text:span></text:a></text:p>
        </text:list-item>
      </text:list>
      <text:list text:style-name="LFO5" text:continue-numbering="true">
        <text:list-item>
          <text:p text:style-name="P31"><text:span text:style-name="T32">University of Pittsburgh - Library Service (2023): Guide to Research Data Management<text:s/></text:span><text:a xlink:href="https://pitt.libguides.com/managedata" office:target-frame-name="_blank" xlink:show="new"><text:span text:style-name="T33">https://pitt.libguides.com/managedata</text:span></text:a></text:p>
        </text:list-item>
        <text:list-item>
          <text:p text:style-name="P34"><text:span text:style-name="T35">University of St. Andrews (2023): Benefits of good data management.<text:s/></text:span><text:a xlink:href="https://www.st-andrews.ac.uk/research/support/open-research/research-data-management/working-with-data/benefits-of-good-data-management/" office:target-frame-name="_blank" xlink:show="new"><text:span text:style-name="T36">https://www.st-andrews.ac.uk/research/support/open-research/research-data-management/working-with-data/benefits-of-good-data-management/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unito Sans" svg:font-family="Nunito Sans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Überschrift2" style:display-name="Überschrift 2" style:family="paragraph" style:parent-style-name="Standard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 fo:hyphenate="false"/>
    </style:style>
    <style:style style:name="Überschrift3" style:display-name="Überschrift 3" style:family="paragraph" style:parent-style-name="Standard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Überschrift2Zchn" style:display-name="Überschrift 2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Überschrift3Zchn" style:display-name="Überschrift 3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code-line" style:display-name="code-line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lia-paragraph" style:display-name="lia-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je Ahrens</meta:initial-creator>
    <dc:creator>Antje Ahrens</dc:creator>
    <meta:creation-date>2023-06-27T10:18:00Z</meta:creation-date>
    <dc:date>2023-06-27T10:18:00Z</dc:date>
    <meta:template xlink:href="Normal" xlink:type="simple"/>
    <meta:editing-cycles>2</meta:editing-cycles>
    <meta:editing-duration>PT0S</meta:editing-duration>
    <meta:document-statistic meta:page-count="1" meta:paragraph-count="4" meta:word-count="308" meta:character-count="2251" meta:row-count="16" meta:non-whitespace-character-count="1947"/>
  </office:meta>
</office:document-meta>
</file>